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PS BoldMT" svg:font-family="'Courier NewPS BoldMT'"/>
    <style:font-face style:name="OpenSymbol" svg:font-family="OpenSymbol"/>
    <style:font-face style:name="Tahoma2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font-size="16pt" fo:language="el" fo:country="GR" style:font-size-asian="16pt" style:font-size-complex="16pt"/>
    </style:style>
    <style:style style:name="P3" style:family="paragraph" style:parent-style-name="Standard">
      <style:text-properties style:font-name="Times New Roman1" fo:language="el" fo:country="GR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text-properties style:font-name="Times New Roman1" fo:language="en" fo:country="US"/>
    </style:style>
    <style:style style:name="P6" style:family="paragraph" style:parent-style-name="Standard">
      <style:text-properties fo:color="#000000" style:text-line-through-style="none" style:font-name="Times New Roman1" fo:font-size="16pt" fo:letter-spacing="normal" fo:language="el" fo:country="GR" fo:font-style="normal" fo:font-weight="normal" style:letter-kerning="false" style:font-name-asian="Courier NewPS BoldMT" style:font-size-asian="16pt" style:font-style-asian="normal" style:font-weight-asian="normal" style:font-name-complex="Courier NewPS BoldMT" style:font-size-complex="16pt" style:font-style-complex="normal" style:font-weight-complex="normal"/>
    </style:style>
    <style:style style:name="P7" style:family="paragraph" style:parent-style-name="Standard">
      <style:text-properties fo:color="#000000" style:text-line-through-style="none" style:font-name="LucidaSansUnicode" fo:font-size="12pt" fo:letter-spacing="normal" fo:font-style="normal" style:text-underline-style="solid" style:text-underline-width="auto" style:text-underline-color="font-color" fo:font-weight="normal" style:letter-kerning="false" style:font-name-asian="LucidaSansUnicode" style:font-size-asian="12pt" style:font-style-asian="normal" style:font-weight-asian="normal" style:font-name-complex="LucidaSansUnicode" style:font-size-complex="12pt" style:font-style-complex="normal" style:font-weight-complex="normal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LucidaSansUnicode"/>
    </style:style>
    <style:style style:name="T1" style:family="text">
      <style:text-properties style:text-position="super 58%" fo:language="en" fo:country="US" fo:background-color="transparent"/>
    </style:style>
    <style:style style:name="T2" style:family="text">
      <style:text-properties fo:language="el" fo:country="GR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1"/>
    </style:style>
    <style:style style:name="T6" style:family="text">
      <style:text-properties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style:text-line-through-style="none"/>
    </style:style>
    <style:style style:name="T10" style:family="text">
      <style:text-properties fo:letter-spacing="normal"/>
    </style:style>
    <style:style style:name="T11" style:family="text">
      <style:text-properties fo:font-style="normal"/>
    </style:style>
    <style:style style:name="T12" style:family="text">
      <style:text-properties fo:font-weight="normal"/>
    </style:style>
    <style:style style:name="T13" style:family="text">
      <style:text-properties style:letter-kerning="false"/>
    </style:style>
    <style:style style:name="T14" style:family="text">
      <style:text-properties style:font-name-asian="LucidaSansUnicode"/>
    </style:style>
    <style:style style:name="T15" style:family="text">
      <style:text-properties style:font-size-asian="12pt"/>
    </style:style>
    <style:style style:name="T16" style:family="text">
      <style:text-properties style:font-style-asian="normal"/>
    </style:style>
    <style:style style:name="T17" style:family="text">
      <style:text-properties style:font-weight-asian="normal"/>
    </style:style>
    <style:style style:name="T18" style:family="text">
      <style:text-properties style:font-name-complex="LucidaSansUnicode"/>
    </style:style>
    <style:style style:name="T19" style:family="text">
      <style:text-properties style:font-size-complex="12pt"/>
    </style:style>
    <style:style style:name="T20" style:family="text">
      <style:text-properties style:font-style-complex="normal"/>
    </style:style>
    <style:style style:name="T21" style:family="text">
      <style:text-properties style:font-weight-complex="normal"/>
    </style:style>
    <style:style style:name="T22" style:family="text">
      <style:text-properties style:font-name="LucidaSansUnicode" style:font-name-asian="LucidaSansUnicode" style:font-name-complex="LucidaSansUnicode"/>
    </style:style>
    <style:style style:name="T23" style:family="text">
      <style:text-properties style:font-name="LucidaSansUnicode" fo:font-size="10pt" style:font-name-asian="LucidaSansUnicode" style:font-size-asian="10pt" style:font-name-complex="LucidaSansUnicode" style:font-size-complex="10pt"/>
    </style:style>
    <style:style style:name="T24" style:family="text">
      <style:text-properties style:font-name="LucidaSansUnicode"/>
    </style:style>
    <style:style style:name="T25" style:family="text">
      <style:text-properties style:font-name="LucidaSansUnicode" fo:font-size="10pt" style:font-name-asian="LucidaSansUnicode" style:font-size-asian="10pt" style:font-name-complex="LucidaSansUnicode" style:font-size-complex="10pt"/>
    </style:style>
    <style:style style:name="T26" style:family="text">
      <style:text-properties fo:font-size="10pt"/>
    </style:style>
    <style:style style:name="T27" style:family="text">
      <style:text-properties style:font-name-asian="LucidaSansUnicode"/>
    </style:style>
    <style:style style:name="T28" style:family="text">
      <style:text-properties style:font-size-asian="10pt"/>
    </style:style>
    <style:style style:name="T29" style:family="text">
      <style:text-properties style:font-name-complex="LucidaSansUnicode"/>
    </style:style>
    <style:style style:name="T30" style:family="text">
      <style:text-properties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ΙΣΑΓΩΓΗ ΣΤΟ ΔΙΑΔΙΚΑΣΤΙΚΟ ΠΡΟΓΡΑΜΜΑΤΙΣΜΟ</text:p>
      <text:p text:style-name="P6">1<text:span text:style-name="T1">o</text:span> ΣΕΤ ΑΣΚΗΣΕΩΝ</text:p>
      <text:p text:style-name="P3"/>
      <text:p text:style-name="P3">ΜΟΝΟΠΑΤΗΣ ΔΗΜΗΤΡΗΣ</text:p>
      <text:p text:style-name="P1">Α. Μ.: 47<text:span text:style-name="T2">76</text:span></text:p>
      <text:p text:style-name="P1">ΤΜΗΜΑ: ΤΕΤΑΡΤΗ 11-13</text:p>
      <text:p text:style-name="P4"/>
      <text:p text:style-name="P7">Άσκηση 1η</text:p>
      <text:p text:style-name="P1"><text:span text:style-name="T4"><text:tab/>a. </text:span>Σ</text:p>
      <text:p text:style-name="P1"><text:tab/>b. Λ</text:p>
      <text:p text:style-name="P1"><text:tab/>c. Λ</text:p>
      <text:p text:style-name="P1"><text:tab/>d. Σ</text:p>
      <text:p text:style-name="P1"><text:tab/>e. Λ</text:p>
      <text:p text:style-name="P1"><text:tab/>f. <text:s/>Σ</text:p>
      <text:p text:style-name="P1"><text:tab/>g. Σ</text:p>
      <text:p text:style-name="P1"><text:tab/>h. Σ</text:p>
      <text:p text:style-name="P1"><text:tab/>i. <text:s/>Σ</text:p>
      <text:p text:style-name="P1"><text:tab/>j. <text:s/>Σ</text:p>
      <text:p text:style-name="P1"/>
      <text:p text:style-name="P9">Άσκηση 2η</text:p>
      <text:p text:style-name="P1">#include &lt;stdio.h&gt;</text:p>
      <text:p text:style-name="P1">int main()</text:p>
      <text:p text:style-name="P1">{</text:p>
      <text:p text:style-name="P1"><text:s text:c="8"/>printf("printf(\"That\'s all folks!!!\\n\");\n");</text:p>
      <text:p text:style-name="P1"><text:s text:c="8"/>printf("\'c\'\n");</text:p>
      <text:p text:style-name="P1"><text:s text:c="8"/>printf("\/\?\\");</text:p>
      <text:p text:style-name="P1">}</text:p>
      <text:p text:style-name="P1"/>
      <text:p text:style-name="P7">Άσκηση <text:span text:style-name="T6">3</text:span>η</text:p>
      <text:p text:style-name="P1">2 <text:tab/>2 </text:p>
      <text:p text:style-name="P1">3 <text:tab/>1 <text:tab/>1 </text:p>
      <text:p text:style-name="P1">3 <text:s text:c="9"/>0 </text:p>
      <text:p text:style-name="P1">1 <text:s text:c="7"/>102 <text:s text:c="7"/>a </text:p>
      <text:p text:style-name="P1"/>
      <text:p text:style-name="P7">Άσκηση <text:span text:style-name="T2">4</text:span>η</text:p>
      <text:p text:style-name="P1">Αρχικά το πρόγραμμα είναι: </text:p>
      <text:p text:style-name="P1"/>
      <text:p text:style-name="P1">#include &lt;stdio.h&gt;</text:p>
      <text:p text:style-name="P1">main(void)</text:p>
      <text:p text:style-name="P1">{</text:p>
      <text:p text:style-name="P1">int i, j;</text:p>
      <text:p text:style-name="P1">int res;</text:p>
      <text:p text:style-name="P1">scanf("%d", &amp;i);</text:p>
      <text:p text:style-name="P1">scanf("%d", &amp;j);</text:p>
      <text:p text:style-name="P1">res = (++i == 3) || (++j == 4);</text:p>
      <text:p text:style-name="P1">printf("%d\n", i);</text:p>
      <text:p text:style-name="P1">printf("%d\n", j);</text:p>
      <text:p text:style-name="P1">printf("%d\n", res);</text:p>
      <text:p text:style-name="P1">}</text:p>
      <text:p text:style-name="P1"/>
      <text:list xml:id="list29126385" text:style-name="L1">
        <text:list-item>
          <text:p text:style-name="P8"><text:soft-page-break/><text:span text:style-name="T5">Η μεταβλητή res παίρνει την τιμή 0 και είναι λογικό γιατί η εντολή ++i πρώτα προσθέτει την τιμή 1 στο i και μετά ελέγχει την συνθήκη. Έτσι σε καμία από τις περιπτώσεις δεν είναι αληθής <text:s/>άρα η res παίρνει την τιμή 0.</text:span></text:p>
        </text:list-item>
        <text:list-item>
          <text:p text:style-name="P8"><text:span text:style-name="T5">Η </text:span><text:span text:style-name="T23">εντολή </text:span><text:span text:style-name="T23">res = (++i == 3) || (++j == 4); αλλάζει </text:span><text:span text:style-name="T23">σε </text:span><text:span text:style-name="T23">res = (i++ == 3) || (j++ == 4);</text:span></text:p>
          <text:p text:style-name="P8"><text:span text:style-name="T5">Η εντολή i++ πρώτα ελέγχει την συνθήκη και μετά προσθέτει την τιμή 1 στο i. Άρα για να μας δίνει η μεταβλητή res αποτέλεσμα 1 πρέπει ή να δώσουμε στο i την τιμή 3 και στο <text:s/>j οποιαδήποτε, ή στο i οποιαδήποτε και στο j την τιμή 4. Για αυτό τον λόγο οι τιμές που δώσαμε στο προηγούμενο σκέλος της άσκησης κάνουν την τιμή της res 1.</text:span></text:p>
        </text:list-item>
        <text:list-item>
          <text:p text:style-name="P8"><text:span text:style-name="T23">Η εντολή </text:span><text:span text:style-name="T23">res = (++i == 3) || (++j == 4); αλλάζει </text:span><text:span text:style-name="T23">σε </text:span><text:span text:style-name="T23">res = (i++ == 3) &amp;&amp; (j++ == </text:span><text:span text:style-name="T23">4);</text:span></text:p>
          <text:p text:style-name="P8"><text:span text:style-name="T5">Τα σύμβολα &amp;&amp; δηλώνουν την λογική πράξη ΚΑΙ άρα για να πάρει η μεταβλητή res την τιμή 1 θα πρέπει να αληθεύουν και οι 2 συνθήκες. Έτσι άμα δώσουμε τις τιμες i=3 και j=4 τότε <text:s/>η μεταβλητή res παίρνει την τιμή 1 ενώ όταν δώσουμε τις τιμές i=10 και j=4 τότε είναι αληθής μόνο η δεύτερη συνθήκη άρα η μεταβλητή res παίρνει την τιμή 0.</text:span></text:p>
        </text:list-item>
        <text:list-item>
          <text:p text:style-name="P8"><text:span text:style-name="T23">Η εντολή </text:span><text:span text:style-name="T23">res = (++i == 3) || (++j == 4); αλλάζει </text:span><text:span text:style-name="T23">σε </text:span><text:span text:style-name="T23">res = (++i == 3) &amp;&amp; (++j == </text:span><text:span text:style-name="T23">4);</text:span></text:p>
          <text:p text:style-name="P8"><text:span text:style-name="T5"><text:s/>Για να πάρει η μεταβλητή res την τιμή 1 θα πρέπει να δώσουμε τις τιμές <text:s/>i=2 και j=3. Σε καμιά από τις προηγούμενες περιπτώσεις τιμών δεν θα παρει την τιμή 1.</text:span></text:p>
        </text:list-item>
      </text:list>
      <text:p text:style-name="P1"/>
      <text:p text:style-name="P9">Άσκηση 5η</text:p>
      <text:p text:style-name="P1">#include &lt;stdio.h&gt;</text:p>
      <text:p text:style-name="P1">int main()</text:p>
      <text:p text:style-name="P1">{</text:p>
      <text:p text:style-name="P1"><text:s text:c="8"/>long g=0, m=0, k=0;</text:p>
      <text:p text:style-name="P1"><text:s text:c="8"/>long x;</text:p>
      <text:p text:style-name="P1"><text:s text:c="8"/>printf("Dose bytes:\n");</text:p>
      <text:p text:style-name="P1"><text:s text:c="8"/>scanf("%ld",&amp;x);</text:p>
      <text:p text:style-name="P1"><text:s text:c="8"/>printf("Ta %ld bytes analyontai ws eksis:\n",x);</text:p>
      <text:p text:style-name="P1"><text:s text:c="8"/>g=x/(1024*1024*1024);</text:p>
      <text:p text:style-name="P1"><text:s text:c="8"/>x=x-g*1024*1024*1024;</text:p>
      <text:p text:style-name="P1"><text:s text:c="8"/>m=x/(1024*1024);</text:p>
      <text:p text:style-name="P1"><text:s text:c="8"/>x=x-m*1024*1024;</text:p>
      <text:p text:style-name="P1"><text:s text:c="8"/>k=x/1024;</text:p>
      <text:p text:style-name="P1"><text:s text:c="8"/>x=x-k*1024;</text:p>
      <text:p text:style-name="P1"><text:s text:c="8"/>printf("%ld Gibibytes kai %ld Mibibytes kai %ld Kibibytes kai %ld bytes\n",g,m,k,x);</text:p>
      <text:p text:style-name="P1">}</text:p>
      <text:p text:style-name="P5"/>
      <text:p text:style-name="P3">Για την τιμή 40000 το αποτέλεσμα είναι :</text:p>
      <text:p text:style-name="P1">Ta 40000 bytes analyontai ws eksis:</text:p>
      <text:p text:style-name="P1">0 Gibibytes kai 0 Mibibytes kai 39 Kibibytes kai 64 bytes</text:p>
      <text:p text:style-name="P1"/>
      <text:p text:style-name="P3">Για την τιμή 2000000000 το αποτέλεσμα είναι :</text:p>
      <text:p text:style-name="P1">Ta 2000000000 bytes analyontai ws eksis:</text:p>
      <text:p text:style-name="P1">1 Gibibytes kai 883 Mibibytes kai 357 Kibibytes kai 0 bytes</text:p>
      <text:p text:style-name="P1"/>
      <text:p text:style-name="P3">Για την τιμή 40000000000 το αποτέλεσμα είναι :</text:p>
      <text:p text:style-name="P1">Ta 40000000000 bytes analyontai ws eksis:</text:p>
      <text:p text:style-name="P1">37 Gibibytes kai 258 Mibibytes kai 996 Kibibytes kai 0 bytes</text:p>
      <text:p text:style-name="P1"/>
      <text:p text:style-name="P1"/>
      <text:p text:style-name="P1"/>
      <text:p text:style-name="P1"/>
      <text:p text:style-name="P1"/>
      <text:p text:style-name="P9"><text:soft-page-break/>Άσκηση 6η</text:p>
      <text:p text:style-name="P1">#include &lt;stdio.h&gt;</text:p>
      <text:p text:style-name="P1">int main()</text:p>
      <text:p text:style-name="P1">{</text:p>
      <text:p text:style-name="P1"><text:s text:c="8"/>int h,m,h1,h2,m1,m2,s1,s2,x;</text:p>
      <text:p text:style-name="P1"><text:s text:c="8"/>printf("Dose ton proto xroniko prosdiorismo:\n");</text:p>
      <text:p text:style-name="P1"><text:s text:c="8"/>scanf("%d:%d:%d",&amp;h1,&amp;m1,&amp;s1);</text:p>
      <text:p text:style-name="P1"><text:s text:c="8"/>printf("Dose ton deutero xroniko prosdiorismo:\n");</text:p>
      <text:p text:style-name="P1"><text:s text:c="8"/>scanf("%d:%d:%d",&amp;h2,&amp;m2,&amp;s2);</text:p>
      <text:p text:style-name="P1"><text:s text:c="8"/>s1=s1+m1*60+h1*60*60;</text:p>
      <text:p text:style-name="P1"><text:s text:c="8"/>s2=s2+m2*60+h2*60*60;</text:p>
      <text:p text:style-name="P1"><text:s text:c="8"/>x= s1&gt;s2?s1-s2:s2-s1;</text:p>
      <text:p text:style-name="P1"><text:s text:c="8"/>h=x/(60*60);</text:p>
      <text:p text:style-name="P1"><text:s text:c="8"/>x=x-h*60*60;</text:p>
      <text:p text:style-name="P1"><text:s text:c="8"/>m=x/60;</text:p>
      <text:p text:style-name="P1"><text:s text:c="8"/>x=x-m*60;</text:p>
      <text:p text:style-name="P1"><text:s text:c="8"/>printf("%2d:%2d:%2d\n",h,m,x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PS BoldMT" svg:font-family="'Courier NewPS BoldMT'"/>
    <style:font-face style:name="OpenSymbol" svg:font-family="OpenSymbol"/>
    <style:font-face style:name="Tahoma2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6T23:13:53.59</meta:creation-date>
    <dc:date>2009-10-27T09:21:54.87</dc:date>
    <meta:editing-duration>PT10H08M00S</meta:editing-duration>
    <meta:editing-cycles>6</meta:editing-cycles>
    <meta:generator>OpenOffice.org/3.0$Win32 OpenOffice.org_project/300m9$Build-9358</meta:generator>
    <meta:print-date>2009-10-27T09:21:43.10</meta:print-date>
    <meta:document-statistic meta:table-count="0" meta:image-count="0" meta:object-count="0" meta:page-count="3" meta:paragraph-count="94" meta:word-count="521" meta:character-count="3173"/>
    <meta:user-defined meta:name="Πληροφορίες 1"/>
    <meta:user-defined meta:name="Πληροφορίες 2"/>
    <meta:user-defined meta:name="Πληροφορίες 3"/>
    <meta:user-defined meta:name="Πληροφορίες 4"/>
  </office:meta>
</office:document-meta>
</file>